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9872" calcext:value-type="float">
            <text:p>95.7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8016" calcext:value-type="float">
            <text:p>95.3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3616" calcext:value-type="float">
            <text:p>94.4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7648" calcext:value-type="float">
            <text:p>93.9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9384" calcext:value-type="float">
            <text:p>93.3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204" calcext:value-type="float">
            <text:p>92.5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1104" calcext:value-type="float">
            <text:p>91.8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4576" calcext:value-type="float">
            <text:p>90.7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1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1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0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0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0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0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0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0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0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200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199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199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199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